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" svg:font-family="'Noto Sans', Arial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693in" fo:margin-bottom="0.0693in" fo:line-height="100%"/>
      <style:text-properties style:font-name="Times New Roman" fo:font-size="12pt" fo:font-style="italic" style:letter-kerning="true" style:font-name-asian="Times New Roman1" style:font-size-asian="12pt" style:font-style-asian="italic" style:font-name-complex="Times New Roman1" style:font-size-complex="12pt" style:font-style-complex="italic"/>
    </style:style>
    <style:style style:name="P2" style:family="paragraph" style:parent-style-name="Standard" style:list-style-name="WWNum1">
      <style:paragraph-properties fo:margin-top="0.0693in" fo:margin-bottom="0.0693in" fo:line-height="100%"/>
      <style:text-properties style:font-name="Times New Roman" fo:font-size="12pt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.0693in" fo:margin-bottom="0.0693in" fo:line-height="100%"/>
      <style:text-properties style:font-name="Times New Roman" fo:font-size="12pt" style:letter-kerning="true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WWNum1">
      <style:paragraph-properties fo:margin-top="0.0693in" fo:margin-bottom="0.0693in" fo:line-height="100%"/>
      <style:text-properties style:font-name="Times New Roman" fo:font-size="12pt" style:letter-kerning="true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WWNum2">
      <style:paragraph-properties fo:margin-top="0.0693in" fo:margin-bottom="0.0693in" fo:line-height="100%"/>
      <style:text-properties style:font-name="Times New Roman" fo:font-size="12pt" style:letter-kerning="true" style:font-name-asian="Times New Roman1" style:font-size-asian="12pt" style:font-name-complex="Times New Roman1" style:font-size-complex="12pt"/>
    </style:style>
    <style:style style:name="P6" style:family="paragraph" style:parent-style-name="Text_20_body" style:list-style-name="L2">
      <style:paragraph-properties fo:margin-left="0.0835in" fo:margin-right="0in" fo:margin-top="0in" fo:margin-bottom="0in" style:line-height-at-least="0.2189in" fo:orphans="2" fo:widows="2" fo:text-indent="0in" style:auto-text-indent="false" fo:padding="0in" fo:border="none"/>
      <style:text-properties fo:font-variant="normal" fo:text-transform="none" fo:color="#8d8476" style:font-name="Noto Sans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.0835in" fo:margin-right="0in" fo:margin-top="0in" fo:margin-bottom="0in" style:line-height-at-least="0.2189in" fo:orphans="2" fo:widows="2" fo:text-indent="0in" style:auto-text-indent="false" fo:padding="0in" fo:border="none"/>
      <style:text-properties fo:font-variant="normal" fo:text-transform="none" fo:color="#8d8476" style:font-name="Noto Sans" fo:font-size="10.5pt" fo:letter-spacing="normal" fo:font-style="normal" fo:font-weight="normal"/>
    </style:style>
    <style:style style:name="P8" style:family="paragraph" style:parent-style-name="Text_20_body" style:list-style-name="L4">
      <style:paragraph-properties fo:margin-left="0.0835in" fo:margin-right="0in" fo:margin-top="0in" fo:margin-bottom="0in" style:line-height-at-least="0.2189in" fo:orphans="2" fo:widows="2" fo:text-indent="0in" style:auto-text-indent="false" fo:padding="0in" fo:border="none"/>
      <style:text-properties fo:font-variant="normal" fo:text-transform="none" fo:color="#8d8476" style:font-name="Noto Sans" fo:font-size="10.5pt" fo:letter-spacing="normal" fo:font-style="normal" fo:font-weight="normal"/>
    </style:style>
    <style:style style:name="P9" style:family="paragraph" style:parent-style-name="Text_20_body" style:list-style-name="L5">
      <style:paragraph-properties fo:margin-left="0.0835in" fo:margin-right="0in" fo:margin-top="0in" fo:margin-bottom="0in" style:line-height-at-least="0.2189in" fo:orphans="2" fo:widows="2" fo:text-indent="0in" style:auto-text-indent="false" fo:padding="0in" fo:border="none"/>
      <style:text-properties fo:font-variant="normal" fo:text-transform="none" fo:color="#8d8476" style:font-name="Noto Sans" fo:font-size="10.5pt" fo:letter-spacing="normal" fo:font-style="normal" fo:font-weight="normal"/>
    </style:style>
    <style:style style:name="P10" style:family="paragraph" style:parent-style-name="Text_20_body" style:list-style-name="L6">
      <style:paragraph-properties fo:margin-left="0.0835in" fo:margin-right="0in" fo:margin-top="0in" fo:margin-bottom="0in" style:line-height-at-least="0.2189in" fo:orphans="2" fo:widows="2" fo:text-indent="0in" style:auto-text-indent="false" fo:padding="0in" fo:border="none"/>
      <style:text-properties fo:font-variant="normal" fo:text-transform="none" fo:color="#8d8476" style:font-name="Noto Sans" fo:font-size="10.5pt" fo:letter-spacing="normal" fo:font-style="normal" fo:font-weight="normal"/>
    </style:style>
    <style:style style:name="P11" style:family="paragraph" style:parent-style-name="Text_20_body">
      <style:paragraph-properties fo:margin-left="0.0835in" fo:margin-right="0in" fo:margin-top="0in" fo:margin-bottom="0in" style:line-height-at-least="0.2189in" fo:orphans="2" fo:widows="2" fo:text-indent="0in" style:auto-text-indent="false" fo:padding="0in" fo:border="none"/>
    </style:style>
    <style:style style:name="P12" style:family="paragraph" style:parent-style-name="Text_20_body" style:list-style-name="L1">
      <style:paragraph-properties fo:margin-left="0.0835in" fo:margin-right="0in" fo:margin-top="0in" fo:margin-bottom="0in" style:line-height-at-least="0.2189in" fo:orphans="2" fo:widows="2" fo:text-indent="0in" style:auto-text-indent="false" fo:padding="0in" fo:border="none"/>
    </style:style>
    <style:style style:name="P13" style:family="paragraph" style:parent-style-name="Text_20_body">
      <style:paragraph-properties fo:padding="0.0193in" fo:border="0.0008in solid #d9d9e3"/>
    </style:style>
    <style:style style:name="P14" style:family="paragraph" style:parent-style-name="Text_20_body" style:list-style-name="L7">
      <style:paragraph-properties fo:padding="0.0193in" fo:border="0.0008in solid #d9d9e3"/>
    </style:style>
    <style:style style:name="P15" style:family="paragraph" style:parent-style-name="Text_20_body" style:list-style-name="L8">
      <style:paragraph-properties fo:padding="0.0193in" fo:border="0.0008in solid #d9d9e3"/>
    </style:style>
    <style:style style:name="P16" style:family="paragraph" style:parent-style-name="Text_20_body" style:list-style-name="L9">
      <style:paragraph-properties fo:padding="0.0193in" fo:border="0.0008in solid #d9d9e3"/>
    </style:style>
    <style:style style:name="P17" style:family="paragraph" style:parent-style-name="Text_20_body" style:list-style-name="L10">
      <style:paragraph-properties fo:padding="0.0193in" fo:border="0.0008in solid #d9d9e3"/>
    </style:style>
    <style:style style:name="P18" style:family="paragraph" style:parent-style-name="Text_20_body" style:list-style-name="L11">
      <style:paragraph-properties fo:padding="0.0193in" fo:border="0.0008in solid #d9d9e3"/>
    </style:style>
    <style:style style:name="P19" style:family="paragraph" style:parent-style-name="Text_20_body" style:list-style-name="L12">
      <style:paragraph-properties fo:padding="0.0193in" fo:border="0.0008in solid #d9d9e3"/>
    </style:style>
    <style:style style:name="P20" style:family="paragraph" style:parent-style-name="Text_20_body" style:list-style-name="L13">
      <style:paragraph-properties fo:padding="0.0193in" fo:border="0.0008in solid #d9d9e3"/>
    </style:style>
    <style:style style:name="P21" style:family="paragraph" style:parent-style-name="Text_20_body" style:list-style-name="L14">
      <style:paragraph-properties fo:padding="0.0193in" fo:border="0.0008in solid #d9d9e3"/>
    </style:style>
    <style:style style:name="P22" style:family="paragraph" style:parent-style-name="Text_20_body" style:list-style-name="L15">
      <style:paragraph-properties fo:padding="0.0193in" fo:border="0.0008in solid #d9d9e3"/>
    </style:style>
    <style:style style:name="P23" style:family="paragraph" style:parent-style-name="Text_20_body" style:list-style-name="L17">
      <style:paragraph-properties fo:padding="0.0193in" fo:border="0.0008in solid #d9d9e3"/>
    </style:style>
    <style:style style:name="P24" style:family="paragraph" style:parent-style-name="Text_20_body" style:list-style-name="L19">
      <style:paragraph-properties fo:padding="0.0193in" fo:border="0.0008in solid #d9d9e3"/>
    </style:style>
    <style:style style:name="P25" style:family="paragraph" style:parent-style-name="Text_20_body" style:list-style-name="L21">
      <style:paragraph-properties fo:padding="0.0193in" fo:border="0.0008in solid #d9d9e3"/>
    </style:style>
    <style:style style:name="P26" style:family="paragraph" style:parent-style-name="Text_20_body" style:list-style-name="L23">
      <style:paragraph-properties fo:padding="0.0193in" fo:border="0.0008in solid #d9d9e3"/>
    </style:style>
    <style:style style:name="P27" style:family="paragraph" style:parent-style-name="Text_20_body" style:list-style-name="L24">
      <style:paragraph-properties fo:padding="0.0193in" fo:border="0.0008in solid #d9d9e3"/>
    </style:style>
    <style:style style:name="P28" style:family="paragraph" style:parent-style-name="Text_20_body">
      <style:paragraph-properties fo:padding="0.0193in" fo:border="0.0008in solid #d9d9e3"/>
      <style:text-properties fo:font-weight="bold" style:font-weight-asian="bold" style:font-weight-complex="bold"/>
    </style:style>
    <style:style style:name="P29" style:family="paragraph" style:parent-style-name="Text_20_body" style:list-style-name="L22">
      <style:paragraph-properties fo:padding="0.0193in" fo:border="0.0008in solid #d9d9e3"/>
      <style:text-properties fo:font-weight="bold" style:font-weight-asian="bold" style:font-weight-complex="bold"/>
    </style:style>
    <style:style style:name="P30" style:family="paragraph" style:parent-style-name="Text_20_body" style:list-style-name="L18">
      <style:paragraph-properties fo:padding="0.0193in" fo:border="0.0008in solid #d9d9e3"/>
      <style:text-properties fo:font-weight="bold" style:font-weight-asian="bold" style:font-weight-complex="bold"/>
    </style:style>
    <style:style style:name="P31" style:family="paragraph" style:parent-style-name="Text_20_body" style:list-style-name="L20">
      <style:paragraph-properties fo:padding="0.0193in" fo:border="0.0008in solid #d9d9e3"/>
      <style:text-properties fo:font-weight="bold" style:font-weight-asian="bold" style:font-weight-complex="bold"/>
    </style:style>
    <style:style style:name="P32" style:family="paragraph" style:parent-style-name="Text_20_body" style:list-style-name="L16">
      <style:paragraph-properties fo:padding="0.0193in" fo:border="0.0008in solid #d9d9e3"/>
      <style:text-properties fo:font-weight="bold" style:font-weight-asian="bold" style:font-weight-complex="bold"/>
    </style:style>
    <style:style style:name="P33" style:family="paragraph" style:parent-style-name="Text_20_body" style:list-style-name="L8">
      <style:paragraph-properties fo:margin-top="0in" fo:margin-bottom="0in" fo:padding="0.0193in" fo:border="0.0008in solid #d9d9e3"/>
    </style:style>
    <style:style style:name="P34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35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36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37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38" style:family="paragraph" style:parent-style-name="Text_20_body" style:list-style-name="L17">
      <style:paragraph-properties fo:margin-top="0in" fo:margin-bottom="0in" fo:padding="0.0193in" fo:border="0.0008in solid #d9d9e3"/>
    </style:style>
    <style:style style:name="P39" style:family="paragraph" style:parent-style-name="Text_20_body" style:list-style-name="L19">
      <style:paragraph-properties fo:margin-top="0in" fo:margin-bottom="0in" fo:padding="0.0193in" fo:border="0.0008in solid #d9d9e3"/>
    </style:style>
    <style:style style:name="P40" style:family="paragraph" style:parent-style-name="Text_20_body" style:list-style-name="L21">
      <style:paragraph-properties fo:margin-top="0in" fo:margin-bottom="0in" fo:padding="0.0193in" fo:border="0.0008in solid #d9d9e3"/>
    </style:style>
    <style:style style:name="P41" style:family="paragraph" style:parent-style-name="Text_20_body" style:list-style-name="L23">
      <style:paragraph-properties fo:margin-top="0in" fo:margin-bottom="0in" fo:padding="0.0193in" fo:border="0.0008in solid #d9d9e3"/>
    </style:style>
    <style:style style:name="P42" style:family="paragraph" style:parent-style-name="Text_20_body" style:list-style-name="L24">
      <style:paragraph-properties fo:margin-top="0in" fo:margin-bottom="0in" fo:padding="0.0193in" fo:border="0.0008in solid #d9d9e3"/>
    </style:style>
    <style:style style:name="P43" style:family="paragraph" style:parent-style-name="Text_20_body" style:master-page-name="Standard">
      <style:paragraph-properties fo:margin-top="0.0693in" fo:margin-bottom="0.0693in" fo:line-height="100%"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8d8476" style:font-name="inherit" fo:font-size="10.5pt" fo:letter-spacing="normal" fo:font-style="normal" fo:font-weight="bold"/>
    </style:style>
    <style:style style:name="T4" style:family="text">
      <style:text-properties fo:font-variant="normal" fo:text-transform="none" fo:color="#8d8476" style:font-name="inherit" fo:font-size="10.5pt" fo:letter-spacing="normal" fo:font-style="italic" fo:font-weight="normal"/>
    </style:style>
    <style:style style:name="T5" style:family="text">
      <style:text-properties fo:font-variant="normal" fo:text-transform="none" fo:color="#8d8476" style:font-name="Noto Sans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-0.113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11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1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1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1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1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Safety Checklist: <text:span text:style-name="T2">Score Range: 0-20 (A higher score indicates a stronger need to consider turning around)</text:span></text:p>
      <text:list xml:id="list5241259002838746095" text:style-name="L16">
        <text:list-item>
          <text:p text:style-name="P32">Weather Conditions &amp; Visibility (0-5 points)</text:p>
        </text:list-item>
      </text:list>
      <text:list xml:id="list6226757349849713080" text:style-name="L17">
        <text:list-item>
          <text:p text:style-name="P38">Clear weather, stable conditions, and good visibility (0 points)</text:p>
        </text:list-item>
        <text:list-item>
          <text:p text:style-name="P38">Slight cloud cover or minor visibility reduction (1 point)</text:p>
        </text:list-item>
        <text:list-item>
          <text:p text:style-name="P38">Moderate weather change, partial cloud cover, or moderate visibility reduction (2 points)</text:p>
        </text:list-item>
        <text:list-item>
          <text:p text:style-name="P38">Unstable weather conditions, increasing winds, or reduced visibility (3 points)</text:p>
        </text:list-item>
        <text:list-item>
          <text:p text:style-name="P38">Deteriorating weather, high winds, or whiteout conditions (4 points)</text:p>
        </text:list-item>
        <text:list-item>
          <text:p text:style-name="P23">Severe weather, storm, extreme winds, or zero visibility (5 points)</text:p>
        </text:list-item>
      </text:list>
      <text:list xml:id="list1780873635612197345" text:style-name="L18">
        <text:list-item>
          <text:p text:style-name="P30">Climbing Pace, Time of Day, and Route Familiarity (0-5 points)</text:p>
        </text:list-item>
      </text:list>
      <text:list xml:id="list9159618130712080453" text:style-name="L19">
        <text:list-item>
          <text:p text:style-name="P39">On schedule or ahead of planned pace with ample daylight and familiar route (0 points)</text:p>
        </text:list-item>
        <text:list-item>
          <text:p text:style-name="P39">Slightly behind planned pace or limited daylight (1 point)</text:p>
        </text:list-item>
        <text:list-item>
          <text:p text:style-name="P39">Behind planned pace, limited daylight, or unfamiliar/challenging navigation conditions (2 points)</text:p>
        </text:list-item>
        <text:list-item>
          <text:p text:style-name="P39">Noticeably behind planned pace, reduced daylight, or difficult navigation (3 points)</text:p>
        </text:list-item>
        <text:list-item>
          <text:p text:style-name="P39">Significantly behind planned pace, nearing darkness, or very difficult navigation (4 points)</text:p>
        </text:list-item>
        <text:list-item>
          <text:p text:style-name="P24">Extremely slow pace, unable to make progress, or darkness (5 points)</text:p>
        </text:list-item>
      </text:list>
      <text:list xml:id="list7228915477803647072" text:style-name="L20">
        <text:list-item>
          <text:p text:style-name="P31">Exposure to Hazards and Decision-making (0-5 points)</text:p>
        </text:list-item>
      </text:list>
      <text:list xml:id="list3216258042332740030" text:style-name="L21">
        <text:list-item>
          <text:p text:style-name="P40">Minimal exposure to hazards, safe route, and prudent decision-making (0 points)</text:p>
        </text:list-item>
        <text:list-item>
          <text:p text:style-name="P40">Low exposure to hazards, mostly safe route, or slightly cautious decisions (1 point)</text:p>
        </text:list-item>
        <text:list-item>
          <text:p text:style-name="P40">Moderate exposure to hazards, some risk, or questionable decisions (2 points)</text:p>
        </text:list-item>
        <text:list-item>
          <text:p text:style-name="P40">Increased exposure to hazards, risky route, or inconsistent decision-making (3 points)</text:p>
        </text:list-item>
        <text:list-item>
          <text:p text:style-name="P40">High exposure to hazards, dangerous route, or risky/impulsive decisions (4 points)</text:p>
        </text:list-item>
        <text:list-item>
          <text:p text:style-name="P25">Team separated or isolated in hazardous conditions (5 points)</text:p>
        </text:list-item>
      </text:list>
      <text:list xml:id="list9016352010718915017" text:style-name="L22">
        <text:list-item>
          <text:p text:style-name="P29">Equipment Management and Team Size &amp; Experience (0-5 points)</text:p>
        </text:list-item>
      </text:list>
      <text:list xml:id="list7974048400853296210" text:style-name="L23">
        <text:list-item>
          <text:p text:style-name="P41">All essential equipment present, adequate team size and experience for the route (0 points)</text:p>
        </text:list-item>
        <text:list-item>
          <text:p text:style-name="P41">Very minor equipment issues or slightly below optimal team size/experience (1 point)</text:p>
        </text:list-item>
        <text:list-item>
          <text:p text:style-name="P41">Minor equipment issues, non-essential items missing, or slightly insufficient team size/experience (2 points)</text:p>
        </text:list-item>
        <text:list-item>
          <text:p text:style-name="P41">Some essential equipment missing or notable deficiency in team size/experience (3 points)</text:p>
        </text:list-item>
        <text:list-item>
          <text:p text:style-name="P41">Essential equipment missing or left behind, or significantly insufficient team size/experience (4 points)</text:p>
        </text:list-item>
        <text:list-item>
          <text:p text:style-name="P26">Critical gear missing or extreme deficiency in team size/experience (5 points)</text:p>
        </text:list-item>
      </text:list>
      <text:p text:style-name="P28">Scoring:</text:p>
      <text:list xml:id="list7169904014552284781" text:style-name="L24">
        <text:list-item>
          <text:p text:style-name="P42">(0-4): Continue climbing with caution</text:p>
        </text:list-item>
        <text:list-item>
          <text:p text:style-name="P42">(5-8): Re-evaluate conditions, consider turning around</text:p>
        </text:list-item>
        <text:list-item>
          <text:p text:style-name="P42">(9-13): Strongly consider turning around</text:p>
        </text:list-item>
        <text:list-item>
          <text:p text:style-name="P27">(14-20): Critical need to turn around, prioritize safe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" svg:font-family="'Noto Sans', Arial, sans-serif"/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letter-kerning="true" style:font-name-asian="Times New Roman1" style:font-size-asian="12pt" style:font-name-complex="Times New Roman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Bird</meta:initial-creator>
    <dc:creator>Matthew Bird</dc:creator>
    <meta:editing-cycles>5</meta:editing-cycles>
    <meta:creation-date>2023-04-18T19:38:00</meta:creation-date>
    <dc:date>2023-05-04T12:59:30.85</dc:date>
    <meta:editing-duration>PT6H32M20S</meta:editing-duration>
    <meta:generator>OpenOffice/4.1.14$Win32 OpenOffice.org_project/4114m1$Build-9811</meta:generator>
    <meta:document-statistic meta:table-count="0" meta:image-count="0" meta:object-count="0" meta:page-count="1" meta:paragraph-count="34" meta:word-count="374" meta:character-count="24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